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ll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Black 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5.8">
            <text:p>5.8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.6">
            <text:p>4.6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uspex Lens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ecreclude Propater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mbebam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erotid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Kylao Gel</text:p>
          </table:table-cell>
          <table:table-cell/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 table:number-rows-repeated="8">
          <table:table-cell table:number-columns-repeated="64"/>
        </table:table-row>
        <table:table-row table:style-name="ro1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1" table:number-rows-repeated="1048480">
          <table:table-cell table:number-columns-repeated="64"/>
        </table:table-row>
        <table:table-row table:style-name="ro1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2">03/02/2024</text:date>, <text:time>01:2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4-03-02T01:24:00.71</dc:date>
    <meta:editing-duration>P22DT10H56M13S</meta:editing-duration>
    <meta:editing-cycles>19</meta:editing-cycles>
    <meta:generator>OpenOffice/4.1.13$Win32 OpenOffice.org_project/4113m1$Build-9810</meta:generator>
    <meta:document-statistic meta:table-count="1" meta:cell-count="549" meta:object-count="0"/>
  </office:meta>
</office:document-meta>
</file>